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ubscriptionRegistry.findSubscriptions( Message &lt; ? &gt;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SubscriptionRegistry.registerSubscription( Message &lt; ? &gt; messa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bstractSubscriptionRegistry.unregisterSubscription( Message &lt; ? &gt; 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